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80373" draw:textarea-horizontal-align="justify" draw:textarea-vertical-align="middle" draw:auto-grow-height="false" fo:min-height="7.687cm" fo:min-width="3.6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42cm" fo:min-width="3.31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343cm" fo:min-width="3.0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118cm" fo:min-width="2.8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342cm" fo:min-width="3.092cm"/>
      <style:paragraph-properties style:writing-mode="lr-tb"/>
    </style:style>
    <style:style style:name="gr6" style:family="graphic" style:parent-style-name="objectwithoutfill">
      <style:graphic-properties svg:stroke-width="0.159cm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="Circle" draw:marker-start-width="0.538cm" draw:marker-end="Arrowheads_20_3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.212cm" draw:marker-start="Circle" draw:marker-start-width="0.618cm" draw:marker-end="Arrowheads_20_4" draw:marker-end-width="0.618cm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159cm" draw:marker-start="Circle" draw:marker-start-width="0.538cm" draw:marker-end="Arrowheads_20_5" draw:marker-end-width="0.5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draw:marker-start="Circle" draw:marker-start-width="0.538cm" draw:marker-end="Arrowheads_20_6" draw:marker-end-width="0.538cm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textarea-horizontal-align="justify" draw:textarea-vertical-align="middle" draw:auto-grow-height="false" fo:min-height="2.607cm" fo:min-width="6.485cm"/>
      <style:paragraph-properties style:writing-mode="lr-tb"/>
    </style:style>
    <style:style style:name="gr12" style:family="graphic" style:parent-style-name="standard" style:list-style-name="L1">
      <style:graphic-properties draw:fill-color="#780373" draw:textarea-horizontal-align="justify" draw:textarea-vertical-align="middle" draw:auto-grow-height="false" fo:min-height="7.687cm" fo:min-width="3.628cm"/>
      <style:paragraph-properties style:writing-mode="lr-tb"/>
    </style:style>
    <style:style style:name="gr13" style:family="graphic" style:parent-style-name="standard">
      <style:graphic-properties svg:stroke-width="0.159cm" svg:stroke-color="#000000" draw:marker-start="Circle" draw:marker-start-width="0.538cm" draw:marker-end="Arrowheads_20_6" draw:marker-end-width="0.538cm" draw:textarea-vertical-align="middle" fo:padding-top="0.204cm" fo:padding-bottom="0.204cm" fo:padding-left="0.329cm" fo:padding-right="0.329cm"/>
    </style:style>
    <style:style style:name="gr14" style:family="graphic" style:parent-style-name="standard" style:list-style-name="L1">
      <style:graphic-properties draw:fill-color="#780373" draw:textarea-horizontal-align="justify" draw:textarea-vertical-align="middle" draw:auto-grow-height="false" fo:min-height="7.687cm" fo:min-width="3.62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622cm" fo:min-width="6.24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3cm" fo:min-width="4.0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5.14cm" fo:min-width="4.6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780373"/>
      <style:paragraph-properties fo:margin-left="3cm" fo:margin-right="0cm" fo:text-align="center" fo:text-indent="0cm"/>
      <style:text-properties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8037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DejaVu Sans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8cm" svg:height="7.937cm" svg:x="1.952cm" svg:y="9.255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8cm" svg:height="5.08cm" svg:x="2.587cm" svg:y="2.27cm">
          <text:p text:style-name="P3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081cm" svg:height="5.081cm" svg:x="8.619cm" svg:y="4.809cm">
          <text:p text:style-name="P3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762cm" svg:height="4.762cm" svg:x="11.16cm" svg:y="11.795cm">
          <text:p text:style-name="P3"><text:span text:style-name="T2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762cm" svg:height="4.762cm" svg:x="10.207cm" svg:y="18.462cm">
          <text:p text:style-name="P3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08cm" svg:height="5.08cm" svg:x="2.587cm" svg:y="19.732cm">
          <text:p text:style-name="P3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.08cm" svg:y1="11.795cm" svg:x2="9.572cm" svg:y2="8.937cm">
          <text:p/>
        </draw:line>
        <draw:line draw:style-name="gr7" draw:text-style-name="P3" draw:layer="layout" svg:x1="3.857cm" svg:y1="9.255cm" svg:x2="5.445cm" svg:y2="7.032cm">
          <text:p/>
        </draw:line>
        <draw:line draw:style-name="gr8" draw:text-style-name="P3" draw:layer="layout" svg:x1="6.08cm" svg:y1="13.061cm" svg:x2="11.477cm" svg:y2="14.335cm">
          <text:p/>
        </draw:line>
        <draw:line draw:style-name="gr9" draw:text-style-name="P3" draw:layer="layout" svg:x1="6.08cm" svg:y1="15.605cm" svg:x2="10.842cm" svg:y2="19.097cm">
          <text:p/>
        </draw:line>
        <draw:line draw:style-name="gr10" draw:text-style-name="P3" draw:layer="layout" svg:x1="3.54cm" svg:y1="17.192cm" svg:x2="5.127cm" svg:y2="19.732cm">
          <text:p/>
        </draw:line>
        <draw:custom-shape draw:style-name="gr11" draw:text-style-name="P3" draw:layer="layout" svg:width="6.985cm" svg:height="2.857cm" svg:x="12.43cm" svg:y="25.13cm">
          <text:p text:style-name="P3">RED = Primary Key<text:line-break/>Black = Foreign Key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5" draw:layer="layout" svg:width="4.128cm" svg:height="7.937cm" svg:x="1.953cm" svg:y="9.255cm">
          <text:p text:style-name="P1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8cm" svg:height="5.08cm" svg:x="2.588cm" svg:y="2.27cm">
          <text:p text:style-name="P3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081cm" svg:height="5.081cm" svg:x="8.62cm" svg:y="4.809cm">
          <text:p text:style-name="P3"><text:span text:style-name="T2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762cm" svg:height="4.762cm" svg:x="11.161cm" svg:y="11.795cm">
          <text:p text:style-name="P3"><text:span text:style-name="T2">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762cm" svg:height="4.762cm" svg:x="10.208cm" svg:y="18.462cm">
          <text:p text:style-name="P3"><text:span text:style-name="T3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08cm" svg:height="5.08cm" svg:x="2.588cm" svg:y="19.732cm">
          <text:p text:style-name="P3"><text:span text:style-name="T3">USER ID</text:span><text:span text:style-name="T3"><text:line-break/></text:span><text:span text:style-name="T4">ref from id in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.081cm" svg:y1="11.795cm" svg:x2="9.573cm" svg:y2="8.937cm">
          <text:p/>
        </draw:line>
        <draw:line draw:style-name="gr7" draw:text-style-name="P3" draw:layer="layout" svg:x1="3.858cm" svg:y1="9.255cm" svg:x2="5.446cm" svg:y2="7.032cm">
          <text:p/>
        </draw:line>
        <draw:line draw:style-name="gr8" draw:text-style-name="P3" draw:layer="layout" svg:x1="6.081cm" svg:y1="13.061cm" svg:x2="11.478cm" svg:y2="14.335cm">
          <text:p/>
        </draw:line>
        <draw:line draw:style-name="gr9" draw:text-style-name="P3" draw:layer="layout" svg:x1="6.081cm" svg:y1="15.605cm" svg:x2="10.843cm" svg:y2="19.097cm">
          <text:p/>
        </draw:line>
        <draw:line draw:style-name="gr13" draw:text-style-name="P3" draw:layer="layout" svg:x1="3.541cm" svg:y1="17.192cm" svg:x2="5.128cm" svg:y2="19.732cm">
          <text:p/>
        </draw:line>
        <draw:custom-shape draw:style-name="gr11" draw:text-style-name="P3" draw:layer="layout" svg:width="6.985cm" svg:height="2.857cm" svg:x="12.431cm" svg:y="25.13cm">
          <text:p text:style-name="P3">RED = Primary Key<text:line-break/>Black = Foreign Key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14" draw:text-style-name="P5" draw:layer="layout" svg:width="4.128cm" svg:height="7.937cm" svg:x="1.954cm" svg:y="9.255cm">
          <text:p text:style-name="P1"><text:span text:style-name="T3">Com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8cm" svg:height="5.08cm" svg:x="2.589cm" svg:y="2.27cm">
          <text:p text:style-name="P3"><text:span text:style-name="T1">Post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9.533cm" svg:height="4.06cm" draw:transform="skewX (-0.000523598775598294) rotate (0.523598775598299) translate (8.935cm 7.35cm)">
          <text:p text:style-name="P3"><text:span text:style-name="T5">com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6.39cm" svg:height="5.829cm" draw:transform="skewX (-9.99822139050577E-017) rotate (0.698131700797732) translate (10.392cm 13.68cm)">
          <text:p text:style-name="P3"><text:span text:style-name="T3">D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draw:layer="layout" svg:width="7.302cm" svg:height="7.62cm" svg:x="3.54cm" svg:y="19.415cm">
          <text:p text:style-name="P3"><text:span text:style-name="T3">USER ID</text:span><text:span text:style-name="T3"><text:line-break/></text:span><text:span text:style-name="T4">ref from id in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859cm" svg:y1="9.255cm" svg:x2="5.447cm" svg:y2="7.032cm">
          <text:p/>
        </draw:line>
        <draw:line draw:style-name="gr8" draw:text-style-name="P3" draw:layer="layout" svg:x1="6.08cm" svg:y1="10.711cm" svg:x2="10.37cm" svg:y2="9.319cm">
          <text:p/>
        </draw:line>
        <draw:line draw:style-name="gr9" draw:text-style-name="P3" draw:layer="layout" svg:x1="6.08cm" svg:y1="14.962cm" svg:x2="11.973cm" svg:y2="14.576cm">
          <text:p/>
        </draw:line>
        <draw:line draw:style-name="gr13" draw:text-style-name="P3" draw:layer="layout" svg:x1="5.445cm" svg:y1="17.192cm" svg:x2="7.032cm" svg:y2="19.732cm">
          <text:p/>
        </draw:line>
        <draw:custom-shape draw:style-name="gr11" draw:text-style-name="P3" draw:layer="layout" svg:width="6.985cm" svg:height="2.857cm" svg:x="12.432cm" svg:y="25.13cm">
          <text:p text:style-name="P3">RED = Primary Key<text:line-break/>Black = Foreign Key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2T15:30:16.411051713</meta:creation-date>
    <dc:date>2021-07-22T18:32:31.250850439</dc:date>
    <meta:editing-duration>PT2H30M44S</meta:editing-duration>
    <meta:editing-cycles>1</meta:editing-cycles>
    <meta:document-statistic meta:object-count="34"/>
    <meta:generator>LibreOffice/7.0.4.2$Linux_X86_64 LibreOffice_project/00$Build-2</meta:generator>
  </office:meta>
</office:document-meta>
</file>